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7708in" style:use-optimal-column-width="false"/>
    </style:style>
    <style:style style:name="TableColumn3" style:family="table-column">
      <style:table-column-properties style:column-width="0.1805in" style:use-optimal-column-width="false"/>
    </style:style>
    <style:style style:name="TableColumn4" style:family="table-column">
      <style:table-column-properties style:column-width="1.7361in" style:use-optimal-column-width="false"/>
    </style:style>
    <style:style style:name="Table1" style:family="table" style:master-page-name="MP0">
      <style:table-properties style:width="7.6875in" fo:margin-left="-0.7048in" table:align="left"/>
    </style:style>
    <style:style style:name="TableRow5" style:family="table-row">
      <style:table-row-properties style:min-row-height="0.3659in"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</style:style>
    <style:style style:name="T14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15" style:parent-style-name="DefaultParagraphFont" style:family="text">
      <style:text-properties style:font-name-complex="Arial" fo:font-size="26pt" style:font-size-asian="26pt" style:font-size-complex="26pt"/>
    </style:style>
    <style:style style:name="T16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text-properties fo:hyphenate="true"/>
    </style:style>
    <style:style style:name="P19" style:parent-style-name="Normal" style:family="paragraph">
      <style:text-properties style:font-name-complex="Arial" fo:font-weight="bold" style:font-weight-asian="bold" fo:hyphenate="true"/>
    </style:style>
    <style:style style:name="P20" style:parent-style-name="Normal" style:family="paragraph">
      <style:text-properties fo:hyphenate="tru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P23" style:parent-style-name="Normal" style:family="paragraph">
      <style:text-properties fo:hyphenate="true"/>
    </style:style>
    <style:style style:name="P24" style:parent-style-name="Normal" style:family="paragraph">
      <style:text-properties style:font-name="Calibri Light" style:font-name-asian="Times New Roman" style:font-name-complex="Arial" fo:font-weight="bold" style:font-weight-asian="bold" fo:color="#1F4D78" fo:font-size="12pt" style:font-size-asian="12pt" style:font-size-complex="12pt" fo:hyphenate="true"/>
    </style:style>
    <style:style style:name="P25" style:parent-style-name="Normal" style:family="paragraph">
      <style:text-properties style:font-name-asian="Merriweather" style:font-name-complex="Arial" fo:font-weight="bold" style:font-weight-asian="bold" fo:color="#000000" fo:hyphenate="true"/>
    </style:style>
    <style:style style:name="P26" style:parent-style-name="Normal" style:family="paragraph">
      <style:paragraph-properties fo:margin-bottom="0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29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10pt" style:font-size-asian="10pt" style:font-size-complex="9pt"/>
    </style:style>
    <style:style style:name="P30" style:parent-style-name="Normal" style:family="paragraph">
      <style:paragraph-properties fo:border="0.0069in solid #FFFFFF" fo:padding="0.0138in" style:shadow="none" fo:margin-bottom="0in" fo:line-height="115%"/>
    </style:style>
    <style:style style:name="T31" style:parent-style-name="Hyperlink" style:family="text">
      <style:text-properties style:font-name-asian="Open Sans" style:font-name-complex="Arial" fo:color="#000000" fo:font-size="10pt" style:font-size-asian="10pt" style:font-size-complex="9pt" style:text-underline-type="none"/>
    </style:style>
    <style:style style:name="P32" style:parent-style-name="Normal" style:family="paragraph">
      <style:paragraph-properties fo:border="0.0069in solid #FFFFFF" fo:padding="0.0138in" style:shadow="none" fo:margin-bottom="0in" fo:line-height="115%"/>
    </style:style>
    <style:style style:name="T33" style:parent-style-name="DefaultParagraphFont" style:family="text">
      <style:text-properties style:font-name-asian="Open Sans" style:font-name-complex="Arial" fo:color="#000000" fo:font-size="10pt" style:font-size-asian="10pt" style:font-size-complex="9pt"/>
    </style:style>
    <style:style style:name="T34" style:parent-style-name="DefaultParagraphFont" style:family="text">
      <style:text-properties style:font-name-asian="Open Sans" style:font-name-complex="Arial" fo:color="#000000" fo:font-size="10pt" style:font-size-asian="10pt" style:font-size-complex="9pt"/>
    </style:style>
    <style:style style:name="T35" style:parent-style-name="DefaultParagraphFont" style:family="text">
      <style:text-properties style:font-name-asian="Open Sans" style:font-name-complex="Arial" fo:color="#000000" fo:font-size="10pt" style:font-size-asian="10pt" style:font-size-complex="9pt"/>
    </style:style>
    <style:style style:name="P36" style:parent-style-name="Normal" style:family="paragraph">
      <style:paragraph-properties fo:margin-bottom="0in"/>
    </style:style>
    <style:style style:name="T37" style:parent-style-name="domain" style:family="text">
      <style:text-properties fo:font-size="10pt" style:font-size-asian="10pt" style:font-size-complex="9pt"/>
    </style:style>
    <style:style style:name="T38" style:parent-style-name="vanity-name" style:family="text">
      <style:text-properties style:font-name-complex="Arial" fo:color="#333333" fo:font-size="10pt" style:font-size-asian="10pt" style:font-size-complex="9pt" fo:background-color="#FFFFFF"/>
    </style:style>
    <style:style style:name="TableRow39" style:family="table-row">
      <style:table-row-properties style:min-row-height="0.368in"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ubtitle" style:family="paragraph">
      <style:paragraph-properties fo:border="0.0069in solid #FFFFFF" fo:padding="0.0138in" style:shadow="none"/>
      <style:text-properties style:font-name="Calibri" style:font-name-complex="Arial" fo:font-weight="bold" style:font-weight-asian="bold" fo:font-size="11pt" style:font-size-asian="11pt" style:font-size-complex="11pt"/>
    </style:style>
    <style:style style:name="P42" style:parent-style-name="Normal" style:family="paragraph">
      <style:paragraph-properties fo:margin-bottom="0in"/>
    </style:style>
    <style:style style:name="T43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text-properties fo:hyphenate="true"/>
    </style:style>
    <style:style style:name="TableRow46" style:family="table-row">
      <style:table-row-properties style:min-row-height="0.293in"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49" style:parent-style-name="Normal" style:family="paragraph">
      <style:paragraph-properties fo:margin-bottom="0in"/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-complex="Arial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Row55" style:family="table-row">
      <style:table-row-properties style:min-row-height="1.7312in" style:use-optimal-row-height="false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style:font-name-asian="Merriweather" style:font-name-complex="Arial" fo:font-weight="bold" style:font-weight-asian="bold" fo:color="#000000"/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60" style:parent-style-name="DefaultParagraphFont" style:family="text">
      <style:text-properties style:font-name-complex="Arial" fo:color="#000000"/>
    </style:style>
    <style:style style:name="T61" style:parent-style-name="DefaultParagraphFont" style:family="text">
      <style:text-properties style:font-name-asian="Merriweather" style:font-name-complex="Arial" fo:color="#000000"/>
    </style:style>
    <style:style style:name="T62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63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64" style:parent-style-name="Heading3" style:family="paragraph">
      <style:text-properties style:font-name="Calibri" style:font-name-asian="Merriweather" style:font-name-complex="Arial" fo:color="#666666" fo:font-size="10pt" style:font-size-asian="10pt" style:font-size-complex="9pt"/>
    </style:style>
    <style:style style:name="P65" style:parent-style-name="Normal" style:family="paragraph">
      <style:paragraph-properties fo:margin-bottom="0in"/>
      <style:text-properties style:font-name-asian="Merriweather" style:font-name-complex="Arial" fo:font-weight="bold" style:font-weight-asian="bold" fo:color="#000000"/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68" style:parent-style-name="DefaultParagraphFont" style:family="text">
      <style:text-properties style:font-name-complex="Arial" fo:color="#000000"/>
    </style:style>
    <style:style style:name="T69" style:parent-style-name="DefaultParagraphFont" style:family="text">
      <style:text-properties style:font-name-asian="Merriweather" style:font-name-complex="Arial" fo:color="#000000"/>
    </style:style>
    <style:style style:name="T7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71" style:parent-style-name="Normal" style:family="paragraph">
      <style:paragraph-properties fo:margin-bottom="0in"/>
      <style:text-properties style:font-name-asian="Open Sans" style:font-name-complex="Arial" fo:color="#666666" fo:font-size="9pt" style:font-size-asian="9pt" style:font-size-complex="8pt"/>
    </style:style>
    <style:style style:name="P72" style:parent-style-name="Normal" style:family="paragraph">
      <style:paragraph-properties fo:margin-bottom="0in"/>
    </style:style>
    <style:style style:name="T73" style:parent-style-name="DefaultParagraphFont" style:family="text">
      <style:text-properties style:font-name-asian="Merriweather" fo:font-size="10pt" style:font-size-asian="10pt" style:font-size-complex="9pt"/>
    </style:style>
    <style:style style:name="P74" style:parent-style-name="Normal" style:family="paragraph">
      <style:paragraph-properties fo:margin-bottom="0in"/>
    </style:style>
    <style:style style:name="T75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79" style:parent-style-name="DefaultParagraphFont" style:family="text">
      <style:text-properties style:font-name-complex="Arial" fo:font-weight="bold" style:font-weight-asian="bold" fo:font-size="10pt" style:font-size-asian="10pt"/>
    </style:style>
    <style:style style:name="P80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81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82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83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84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85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86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87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88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89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0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91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2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3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4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5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6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97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8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9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0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1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02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3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04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5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6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07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8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9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10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11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12" style:parent-style-name="Normal" style:family="paragraph">
      <style:paragraph-properties fo:margin-bottom="0in"/>
      <style:text-properties style:font-name-asian="Merriweather" style:font-name-complex="Arial" fo:color="#666666" fo:font-size="9pt" style:font-size-asian="9pt" style:font-size-complex="9pt"/>
    </style:style>
    <style:style style:name="TableRow113" style:family="table-row">
      <style:table-row-properties style:min-row-height="0.2916in"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116" style:parent-style-name="Normal" style:family="paragraph">
      <style:paragraph-properties fo:margin-bottom="0in"/>
    </style:style>
    <style:style style:name="T117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TableRow120" style:family="table-row">
      <style:table-row-properties style:min-row-height="1.7291in" style:use-optimal-row-height="false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</style:style>
    <style:style style:name="T123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/>
    </style:style>
    <style:style style:name="T124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125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/>
    </style:style>
    <style:style style:name="T126" style:parent-style-name="DefaultParagraphFont" style:family="text">
      <style:text-properties style:font-name="Calibri" style:font-name-asian="Merriweather" style:font-name-complex="Arial" fo:font-style="italic" style:font-style-asian="italic" fo:color="#000000" fo:font-size="11pt" style:font-size-asian="11pt" style:font-size-complex="11pt"/>
    </style:style>
    <style:style style:name="T127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128" style:parent-style-name="Heading3" style:family="paragraph">
      <style:text-properties style:font-name="Calibri" style:font-name-asian="Merriweather" style:font-name-complex="Arial" fo:color="#666666" fo:font-size="10pt" style:font-size-asian="10pt" style:font-size-complex="9pt"/>
    </style:style>
    <style:style style:name="P129" style:parent-style-name="Normal" style:family="paragraph">
      <style:paragraph-properties fo:margin-bottom="0in"/>
      <style:text-properties style:font-name-asian="Merriweather" style:font-name-complex="Arial" fo:font-weight="bold" style:font-weight-asian="bold" fo:color="#000000"/>
    </style:style>
    <style:style style:name="P130" style:parent-style-name="Normal" style:family="paragraph">
      <style:paragraph-properties fo:margin-bottom="0in"/>
    </style:style>
    <style:style style:name="T131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32" style:parent-style-name="DefaultParagraphFont" style:family="text">
      <style:text-properties style:font-name-complex="Arial" fo:color="#000000"/>
    </style:style>
    <style:style style:name="T133" style:parent-style-name="DefaultParagraphFont" style:family="text">
      <style:text-properties style:font-name-asian="Merriweather" style:font-name-complex="Arial" fo:color="#000000"/>
    </style:style>
    <style:style style:name="T134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35" style:parent-style-name="Normal" style:family="paragraph">
      <style:paragraph-properties fo:margin-bottom="0in"/>
      <style:text-properties style:font-name-asian="Open Sans" style:font-name-complex="Arial" fo:color="#666666" fo:font-size="9pt" style:font-size-asian="9pt" style:font-size-complex="8pt"/>
    </style:style>
    <style:style style:name="P136" style:parent-style-name="Normal" style:family="paragraph">
      <style:paragraph-properties fo:margin-bottom="0in"/>
      <style:text-properties style:font-name-asian="Merriweather" style:font-name-complex="Arial" fo:color="#666666" fo:font-size="10pt" style:font-size-asian="10pt" style:font-size-complex="9pt"/>
    </style:style>
    <style:style style:name="P137" style:parent-style-name="Normal" style:family="paragraph">
      <style:paragraph-properties fo:margin-bottom="0in"/>
      <style:text-properties style:font-name-asian="Merriweather" style:font-name-complex="Arial" fo:font-weight="bold" style:font-weight-asian="bold" fo:color="#000000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40" style:parent-style-name="DefaultParagraphFont" style:family="text">
      <style:text-properties style:font-name-complex="Arial" fo:color="#000000"/>
    </style:style>
    <style:style style:name="T141" style:parent-style-name="DefaultParagraphFont" style:family="text">
      <style:text-properties style:font-name-asian="Merriweather" style:font-name-complex="Arial" fo:color="#000000"/>
    </style:style>
    <style:style style:name="T142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43" style:parent-style-name="Normal" style:family="paragraph">
      <style:paragraph-properties fo:margin-bottom="0in"/>
      <style:text-properties style:font-name-asian="Open Sans" style:font-name-complex="Arial" fo:color="#666666" fo:font-size="9pt" style:font-size-asian="9pt" style:font-size-complex="8pt"/>
    </style:style>
    <style:style style:name="P144" style:parent-style-name="Normal" style:family="paragraph">
      <style:paragraph-properties fo:margin-bottom="0in"/>
    </style:style>
    <style:style style:name="T145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TableRow149" style:family="table-row">
      <style:table-row-properties style:min-row-height="0.375in" style:use-optimal-row-height="false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152" style:parent-style-name="Normal" style:family="paragraph">
      <style:paragraph-properties fo:margin-bottom="0in"/>
    </style:style>
    <style:style style:name="T153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TableRow156" style:family="table-row">
      <style:table-row-properties style:min-row-height="0.677in" style:use-optimal-row-height="false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  <style:text-properties style:font-name-asian="Merriweather" style:font-name-complex="Arial" fo:font-weight="bold" style:font-weight-asian="bold" fo:color="#000000"/>
    </style:style>
    <style:style style:name="P159" style:parent-style-name="Normal" style:family="paragraph">
      <style:paragraph-properties fo:margin-bottom="0in"/>
    </style:style>
    <style:style style:name="T160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61" style:parent-style-name="DefaultParagraphFont" style:family="text">
      <style:text-properties style:font-name-complex="Arial" fo:color="#000000"/>
    </style:style>
    <style:style style:name="T162" style:parent-style-name="DefaultParagraphFont" style:family="text">
      <style:text-properties style:font-name-complex="Arial"/>
    </style:style>
    <style:style style:name="T163" style:parent-style-name="DefaultParagraphFont" style:family="text">
      <style:text-properties style:font-name-asian="Merriweather" style:font-name-complex="Arial" fo:color="#000000"/>
    </style:style>
    <style:style style:name="T164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165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166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167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68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69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70" style:parent-style-name="ListParagraph" style:family="paragraph">
      <style:paragraph-properties fo:margin-bottom="0in" fo:margin-left="0.1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1" style:parent-style-name="Normal" style:family="paragraph">
      <style:paragraph-properties fo:margin-bottom="0in"/>
    </style:style>
    <style:style style:name="T17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73" style:parent-style-name="DefaultParagraphFont" style:family="text">
      <style:text-properties style:font-name-asian="Merriweather" style:font-name-complex="Arial" fo:color="#000000"/>
    </style:style>
    <style:style style:name="T174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175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176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177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78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79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80" style:parent-style-name="ListParagraph" style:family="paragraph">
      <style:paragraph-properties fo:margin-bottom="0in" fo:margin-left="0.1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1" style:parent-style-name="Normal" style:family="paragraph">
      <style:paragraph-properties fo:margin-bottom="0in"/>
    </style:style>
    <style:style style:name="T18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83" style:parent-style-name="DefaultParagraphFont" style:family="text">
      <style:text-properties style:font-name-asian="Merriweather" style:font-name-complex="Arial" fo:color="#000000"/>
    </style:style>
    <style:style style:name="T184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185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186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187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88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89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90" style:parent-style-name="Heading3" style:family="paragraph">
      <style:text-properties style:font-name-complex="Arial" fo:font-weight="bold" style:font-weight-asian="bold"/>
    </style:style>
    <style:style style:name="P191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192" style:parent-style-name="Heading3" style:family="paragraph">
      <style:text-properties style:font-name-complex="Arial" fo:font-weight="bold" style:font-weight-asian="bold" fo:font-size="10pt" style:font-size-asian="10pt"/>
    </style:style>
    <style:style style:name="TableRow193" style:family="table-row">
      <style:table-row-properties style:min-row-height="0.2916in" style:use-optimal-row-height="false"/>
    </style:style>
    <style:style style:name="P194" style:parent-style-name="Normal" style:family="paragraph">
      <style:paragraph-properties fo:margin-bottom="0in"/>
      <style:text-properties style:font-name-asian="Merriweather" style:font-name-complex="Arial" fo:font-weight="bold" style:font-weight-asian="bold" fo:color="#000000"/>
    </style:style>
    <style:style style:name="P195" style:parent-style-name="Normal" style:family="paragraph">
      <style:paragraph-properties fo:margin-bottom="0in"/>
      <style:text-properties style:font-name-asian="Merriweather" style:font-name-complex="Arial" fo:font-weight="bold" style:font-weight-asian="bold" fo:color="#000000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</style:style>
    <style:style style:name="T198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99" style:parent-style-name="Normal" style:family="paragraph">
      <style:paragraph-properties style:text-autospace="none" style:vertical-align="auto" fo:margin-bottom="0in"/>
      <style:text-properties style:font-name-complex="Calibri" fo:color="#000000" fo:font-size="12pt" style:font-size-asian="12pt" style:font-size-complex="12pt" fo:hyphenate="true"/>
    </style:style>
    <style:style style:name="P200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201" style:parent-style-name="Normal" style:family="paragraph">
      <style:paragraph-properties fo:margin-bottom="0in"/>
      <style:text-properties style:font-name-asian="Merriweather" style:font-name-complex="Arial" fo:color="#666666" fo:font-size="10pt" style:font-size-asian="10pt" style:font-size-complex="9pt"/>
    </style:style>
    <style:style style:name="P202" style:parent-style-name="Normal" style:family="paragraph">
      <style:paragraph-properties fo:margin-bottom="0in"/>
      <style:text-properties style:font-name-asian="Merriweather" style:font-name-complex="Arial" fo:color="#666666" fo:font-size="9pt" style:font-size-asian="9pt" style:font-size-complex="9pt"/>
    </style:style>
    <style:style style:name="P203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204" style:parent-style-name="Normal" style:family="paragraph">
      <style:paragraph-properties style:text-autospace="none" style:vertical-align="auto" fo:margin-bottom="0in"/>
      <style:text-properties fo:hyphenate="true"/>
    </style:style>
    <style:style style:name="T205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P206" style:parent-style-name="Normal" style:family="paragraph">
      <style:paragraph-properties style:text-autospace="none" style:vertical-align="auto" fo:margin-bottom="0in"/>
      <style:text-properties style:font-name-complex="Calibri" fo:color="#000000" fo:font-size="12pt" style:font-size-asian="12pt" style:font-size-complex="12pt" fo:hyphenate="true"/>
    </style:style>
    <style:style style:name="P207" style:parent-style-name="Normal" style:family="paragraph">
      <style:paragraph-properties fo:margin-bottom="0in"/>
      <style:text-properties text:display="none"/>
    </style:style>
    <style:style style:name="TableColumn209" style:family="table-column">
      <style:table-column-properties style:column-width="5.7708in" style:use-optimal-column-width="false"/>
    </style:style>
    <style:style style:name="TableColumn210" style:family="table-column">
      <style:table-column-properties style:column-width="0.1805in" style:use-optimal-column-width="false"/>
    </style:style>
    <style:style style:name="TableColumn211" style:family="table-column">
      <style:table-column-properties style:column-width="1.7361in" style:use-optimal-column-width="false"/>
    </style:style>
    <style:style style:name="Table208" style:family="table">
      <style:table-properties style:width="7.6875in" fo:margin-left="0in" table:align="left"/>
    </style:style>
    <style:style style:name="TableRow212" style:family="table-row">
      <style:table-row-properties style:min-row-height="0.2451in" style:use-optimal-row-height="false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P217" style:parent-style-name="Normal" style:family="paragraph">
      <style:text-properties fo:hyphenate="true"/>
    </style:style>
    <style:style style:name="P218" style:parent-style-name="Normal" style:family="paragraph">
      <style:text-properties style:font-name-complex="Arial" fo:font-weight="bold" style:font-weight-asian="bold" fo:hyphenate="true"/>
    </style:style>
    <style:style style:name="P219" style:parent-style-name="Normal" style:family="paragraph">
      <style:text-properties fo:hyphenate="true"/>
    </style:style>
    <style:style style:name="P220" style:parent-style-name="Normal" style:family="paragraph">
      <style:text-properties fo:hyphenate="true"/>
    </style:style>
    <style:style style:name="P221" style:parent-style-name="Normal" style:family="paragraph">
      <style:text-properties fo:hyphenate="true"/>
    </style:style>
    <style:style style:name="P222" style:parent-style-name="Normal" style:family="paragraph">
      <style:text-properties fo:hyphenate="true"/>
    </style:style>
    <style:style style:name="P223" style:parent-style-name="Normal" style:family="paragraph">
      <style:text-properties style:font-name="Calibri Light" style:font-name-asian="Times New Roman" style:font-name-complex="Arial" fo:font-weight="bold" style:font-weight-asian="bold" fo:color="#1F4D78" fo:font-size="12pt" style:font-size-asian="12pt" style:font-size-complex="12pt" fo:hyphenate="true"/>
    </style:style>
    <style:style style:name="P224" style:parent-style-name="Normal" style:family="paragraph">
      <style:text-properties style:font-name-asian="Merriweather" style:font-name-complex="Arial" fo:font-weight="bold" style:font-weight-asian="bold" fo:color="#000000" fo:hyphenate="true"/>
    </style:style>
    <style:style style:name="P225" style:parent-style-name="Normal" style:family="paragraph">
      <style:paragraph-properties fo:margin-bottom="0in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Row228" style:family="table-row">
      <style:table-row-properties style:min-row-height="0.1875in" style:use-optimal-row-height="false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231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P232" style:parent-style-name="Normal" style:family="paragraph">
      <style:paragraph-properties fo:margin-bottom="0in"/>
    </style:style>
    <style:style style:name="T233" style:parent-style-name="DefaultParagraphFont" style:family="text">
      <style:text-properties style:font-name-asian="Open Sans" style:font-name-complex="Arial" fo:color="#666666" fo:font-size="9pt" style:font-size-asian="9pt" style:font-size-complex="8pt"/>
    </style:style>
    <style:style style:name="P234" style:parent-style-name="Normal" style:family="paragraph">
      <style:paragraph-properties fo:margin-bottom="0in"/>
    </style:style>
    <style:style style:name="T235" style:parent-style-name="DefaultParagraphFont" style:family="text">
      <style:text-properties style:font-name-asian="Merriweather" style:font-name-complex="Arial" fo:color="#000000" fo:font-size="10pt" style:font-size-asian="10pt" style:font-size-complex="9pt"/>
    </style:style>
    <style:style style:name="T236" style:parent-style-name="DefaultParagraphFont" style:family="text">
      <style:text-properties style:font-name-asian="Merriweather" style:font-name-complex="Arial" fo:color="#000000" fo:font-size="10pt" style:font-size-asian="10pt" style:font-size-complex="9pt"/>
    </style:style>
    <style:style style:name="T237" style:parent-style-name="DefaultParagraphFont" style:family="text">
      <style:text-properties style:font-name-asian="Merriweather" style:font-name-complex="Arial" fo:color="#000000" fo:font-size="10pt" style:font-size-asian="10pt" style:font-size-complex="10pt"/>
    </style:style>
    <style:style style:name="T238" style:parent-style-name="DefaultParagraphFont" style:family="text">
      <style:text-properties fo:color="#000000" fo:font-size="10pt" style:font-size-asian="10pt" style:font-size-complex="10pt"/>
    </style:style>
    <style:style style:name="P239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40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41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42" style:parent-style-name="ListParagraph" style:family="paragraph">
      <style:paragraph-properties fo:margin-bottom="0in" fo:margin-left="0.1125in" fo:text-indent="-0.125in">
        <style:tab-stops/>
      </style:paragraph-properties>
    </style:style>
    <style:style style:name="T243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T244" style:parent-style-name="DefaultParagraphFont" style:family="text">
      <style:text-properties fo:color="#666666" fo:font-size="10pt" style:font-size-asian="10pt" style:font-size-complex="10pt"/>
    </style:style>
    <style:style style:name="P245" style:parent-style-name="Normal" style:family="paragraph">
      <style:paragraph-properties fo:margin-bottom="0in"/>
    </style:style>
    <style:style style:name="P246" style:parent-style-name="Normal" style:family="paragraph">
      <style:paragraph-properties fo:margin-bottom="0in"/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/>
    </style:style>
    <style:style style:name="T249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250" style:family="table-row">
      <style:table-row-properties style:min-row-height="0.3229in" style:use-optimal-row-height="false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</style:style>
    <style:style style:name="T253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54" style:parent-style-name="Normal" style:family="paragraph">
      <style:paragraph-properties fo:margin-bottom="0in"/>
    </style:style>
    <style:style style:name="P255" style:parent-style-name="Normal" style:family="paragraph">
      <style:text-properties fo:hyphenate="true"/>
    </style:style>
    <style:style style:name="TableRow256" style:family="table-row">
      <style:table-row-properties style:min-row-height="0.293in" style:use-optimal-row-height="false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/>
    </style:style>
    <style:style style:name="T25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60" style:parent-style-name="DefaultParagraphFont" style:family="text">
      <style:text-properties style:font-name-asian="Merriweather" style:font-name-complex="Arial" fo:color="#000000"/>
    </style:style>
    <style:style style:name="T26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262" style:parent-style-name="Heading3" style:family="paragraph">
      <style:text-properties style:font-name="Calibri" style:font-name-asian="Open Sans" style:font-name-complex="Arial" fo:color="#666666" fo:font-size="9pt" style:font-size-asian="9pt" style:font-size-complex="8pt"/>
    </style:style>
    <style:style style:name="P263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264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65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66" style:parent-style-name="ListParagraph" style:family="paragraph">
      <style:paragraph-properties fo:margin-bottom="0in" fo:margin-left="0.1125in" fo:text-indent="-0.125in">
        <style:tab-stops/>
      </style:paragraph-properties>
    </style:style>
    <style:style style:name="T267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T268" style:parent-style-name="DefaultParagraphFont" style:family="text">
      <style:text-properties fo:color="#666666" fo:font-size="10pt" style:font-size-asian="10pt" style:font-size-complex="10pt"/>
    </style:style>
    <style:style style:name="T269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P270" style:parent-style-name="ListParagraph" style:family="paragraph">
      <style:paragraph-properties fo:margin-bottom="0in" fo:margin-left="0.1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271" style:parent-style-name="Normal" style:family="paragraph">
      <style:paragraph-properties fo:margin-bottom="0in"/>
    </style:style>
    <style:style style:name="T27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73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74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275" style:parent-style-name="DefaultParagraphFont" style:family="text">
      <style:text-properties style:font-name-asian="Merriweather" style:font-name-complex="Arial" fo:color="#000000"/>
    </style:style>
    <style:style style:name="T276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277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278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279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80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81" style:parent-style-name="ListParagraph" style:family="paragraph">
      <style:paragraph-properties fo:margin-bottom="0in" fo:margin-left="0.1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282" style:parent-style-name="Normal" style:family="paragraph">
      <style:paragraph-properties fo:margin-bottom="0in"/>
    </style:style>
    <style:style style:name="T283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84" style:parent-style-name="DefaultParagraphFont" style:family="text">
      <style:text-properties style:font-name-asian="Merriweather" style:font-name-complex="Arial" fo:color="#000000"/>
    </style:style>
    <style:style style:name="T285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286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287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288" style:parent-style-name="Normal" style:family="paragraph">
      <style:paragraph-properties fo:margin-bottom="0in"/>
    </style:style>
    <style:style style:name="T289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P290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/>
    </style:style>
    <style:style style:name="P293" style:parent-style-name="Normal" style:family="paragraph">
      <style:text-properties style:font-name-complex="Arial"/>
    </style:style>
    <style:style style:name="P294" style:parent-style-name="Normal" style:family="paragraph">
      <style:text-properties style:font-name-complex="Arial"/>
    </style:style>
    <style:style style:name="P295" style:parent-style-name="Normal" style:family="paragraph">
      <style:text-properties style:font-name-complex="Arial"/>
    </style:style>
    <style:style style:name="P296" style:parent-style-name="Normal" style:family="paragraph">
      <style:text-properties style:font-name-complex="Arial"/>
    </style:style>
    <style:style style:name="P297" style:parent-style-name="Normal" style:family="paragraph">
      <style:text-properties style:font-name-complex="Arial"/>
    </style:style>
    <style:style style:name="P298" style:parent-style-name="Normal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14">Toran</text:span><text:span text:style-name="T15"><text:s/></text:span><text:span text:style-name="T16">Sahu</text:span></text:p>
          </table:table-cell>
          <table:table-cell table:style-name="TableCell17" table:number-rows-spanned="9"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</table:table-cell>
          <table:table-cell table:style-name="TableCell27" table:number-rows-spanned="2">
            <text:p text:style-name="P28"/>
            <text:p text:style-name="P29">+91 8602431733</text:p>
            <text:p text:style-name="P30"><text:a xlink:href="mailto:toran.sahu@yahoo.com" office:target-frame-name="_top" xlink:show="replace"><text:span text:style-name="T31">toran.sahu@yahoo.com</text:span></text:a></text:p>
            <text:p text:style-name="P32"><text:a xlink:href="https://toransahu.github.io/" office:target-frame-name="_top" xlink:show="replace"><text:span text:style-name="T33">toransahu</text:span></text:a><text:a xlink:href="https://toransahu.github.io/" office:target-frame-name="_top" xlink:show="replace"><text:span text:style-name="T34">.</text:span></text:a><text:a xlink:href="https://toransahu.github.io/" office:target-frame-name="_top" xlink:show="replace"><text:span text:style-name="T35">github.io</text:span></text:a></text:p>
            <text:p text:style-name="P36"><text:a xlink:href="https://linkedin.com/in/toransahu" office:target-frame-name="_top" xlink:show="replace"><text:span text:style-name="T37">linkedin.com/in/</text:span></text:a><text:a xlink:href="https://linkedin.com/in/toransahu" office:target-frame-name="_top" xlink:show="replace"><text:span text:style-name="T38">toransahu</text:span></text:a></text:p>
          </table:table-cell>
        </table:table-row>
        <table:table-row table:style-name="TableRow39">
          <table:table-cell table:style-name="TableCell40">
            <text:p text:style-name="P41">Senior Systems Engineer at<text:s/>Infosys</text:p>
            <text:p text:style-name="P42"><text:span text:style-name="T43"><text:s/>B. Tech. (CSE) NIT, Raipur</text:span></text:p>
          </table:table-cell>
          <table:covered-table-cell>
            <text:p text:style-name="P44"/>
          </table:covered-table-cell>
          <table:covered-table-cell>
            <text:p text:style-name="P45"/>
          </table:covered-table-cell>
        </table:table-row>
        <table:table-row table:style-name="TableRow46">
          <table:table-cell table:style-name="TableCell47">
            <text:p text:style-name="P48"/>
            <text:p text:style-name="P49">EXPERIENCE</text:p>
          </table:table-cell>
          <table:covered-table-cell>
            <text:p text:style-name="P50"/>
          </table:covered-table-cell>
          <table:table-cell table:style-name="TableCell51">
            <text:p text:style-name="P52"/>
            <text:p text:style-name="P53"><text:span text:style-name="T54">SKILLS</text:span></text:p>
          </table:table-cell>
        </table:table-row>
        <table:table-row table:style-name="TableRow55">
          <table:table-cell table:style-name="TableCell56">
            <text:p text:style-name="P57"/>
            <text:p text:style-name="P58"><text:span text:style-name="T59">Infosys Tech. Ltd.</text:span><text:span text:style-name="T60">,<text:s/></text:span><text:span text:style-name="T61">Pune —<text:s/></text:span><text:span text:style-name="T62">Senior Systems Engineer</text:span></text:p>
            <text:h text:style-name="Heading3" text:outline-level="3"><text:span text:style-name="T63">JULY 2017 – PRESENT</text:span></text:h>
            <text:h text:style-name="P64" text:outline-level="3">Reduced INTERSPEC to SELERANT data migration activity turnaround time by automating tasks through PL/SQL procedures.</text:h>
            <text:p text:style-name="P65"/>
            <text:p text:style-name="P66"><text:span text:style-name="T67">Infosys Tech. Ltd.</text:span><text:span text:style-name="T68">,<text:s/></text:span><text:span text:style-name="T69">Pune —<text:s/></text:span><text:span text:style-name="T70">Systems Engineer</text:span></text:p>
            <text:p text:style-name="P71">JUNE 2015 – JUNE 2017</text:p>
            <text:p text:style-name="P72"><text:span text:style-name="T73">Enriched user-experience by enhancing the existing features of the application.</text:span></text:p>
            <text:p text:style-name="P74"><text:span text:style-name="T75">Optimized PL/SQL procedures, automated some data migration activities.</text:span></text:p>
          </table:table-cell>
          <table:covered-table-cell>
            <text:p text:style-name="P76"/>
          </table:covered-table-cell>
          <table:table-cell table:style-name="TableCell77" table:number-rows-spanned="5">
            <text:p text:style-name="P78"><text:span text:style-name="T79">Programming Languages</text:span></text:p>
            <text:list text:style-name="LFO1" text:continue-numbering="true">
              <text:list-item>
                <text:p text:style-name="P80">Python</text:p>
              </text:list-item>
              <text:list-item>
                <text:p text:style-name="P81">Java</text:p>
              </text:list-item>
              <text:list-item>
                <text:p text:style-name="P82">C</text:p>
              </text:list-item>
              <text:list-item>
                <text:p text:style-name="P83">C#</text:p>
              </text:list-item>
            </text:list>
            <text:p text:style-name="P84">Database Technologies</text:p>
            <text:list text:style-name="LFO1" text:continue-numbering="true">
              <text:list-item>
                <text:p text:style-name="P85">Oracle – PL/SQL</text:p>
              </text:list-item>
              <text:list-item>
                <text:p text:style-name="P86">MS Server – T-SQL</text:p>
              </text:list-item>
              <text:list-item>
                <text:p text:style-name="P87">MySQL</text:p>
              </text:list-item>
              <text:list-item>
                <text:p text:style-name="P88">SQL</text:p>
              </text:list-item>
              <text:list-item>
                <text:p text:style-name="P89">ORM</text:p>
              </text:list-item>
            </text:list>
            <text:p text:style-name="P90">Web Technologies</text:p>
            <text:list text:style-name="LFO1" text:continue-numbering="true">
              <text:list-item>
                <text:p text:style-name="P91">HTML</text:p>
              </text:list-item>
              <text:list-item>
                <text:p text:style-name="P92">CSS</text:p>
              </text:list-item>
              <text:list-item>
                <text:p text:style-name="P93">JavaScript</text:p>
              </text:list-item>
              <text:list-item>
                <text:p text:style-name="P94">MVC</text:p>
              </text:list-item>
              <text:list-item>
                <text:p text:style-name="P95">REST APIs</text:p>
              </text:list-item>
            </text:list>
            <text:p text:style-name="P96">Frameworks</text:p>
            <text:list text:style-name="LFO1" text:continue-numbering="true">
              <text:list-item>
                <text:p text:style-name="P97">Django</text:p>
              </text:list-item>
              <text:list-item>
                <text:p text:style-name="P98">pytest</text:p>
              </text:list-item>
              <text:list-item>
                <text:p text:style-name="P99">pandas</text:p>
              </text:list-item>
              <text:list-item>
                <text:p text:style-name="P100">scikit-learn</text:p>
              </text:list-item>
            </text:list>
            <text:p text:style-name="P101">Version Control System</text:p>
            <text:list text:style-name="LFO1" text:continue-numbering="true">
              <text:list-item>
                <text:p text:style-name="P102">Git</text:p>
              </text:list-item>
            </text:list>
            <text:p text:style-name="P103">Operating System</text:p>
            <text:list text:style-name="LFO1" text:continue-numbering="true">
              <text:list-item>
                <text:p text:style-name="P104">Linux (Ubuntu/Mint)</text:p>
              </text:list-item>
              <text:list-item>
                <text:p text:style-name="P105">Windows</text:p>
              </text:list-item>
            </text:list>
            <text:p text:style-name="P106">CS Fundamentals</text:p>
            <text:list text:style-name="LFO1" text:continue-numbering="true">
              <text:list-item>
                <text:p text:style-name="P107">Data Structures</text:p>
              </text:list-item>
              <text:list-item>
                <text:p text:style-name="P108">Algorithm<text:s/></text:p>
              </text:list-item>
            </text:list>
            <text:p text:style-name="P109">Other</text:p>
            <text:list text:style-name="LFO1" text:continue-numbering="true">
              <text:list-item>
                <text:p text:style-name="P110">Data Mining</text:p>
              </text:list-item>
              <text:list-item>
                <text:p text:style-name="P111">PLM Tools</text:p>
              </text:list-item>
            </text:list>
            <text:p text:style-name="P112"/>
          </table:table-cell>
        </table:table-row>
        <table:table-row table:style-name="TableRow113">
          <table:table-cell table:style-name="TableCell114">
            <text:p text:style-name="P115"/>
            <text:p text:style-name="P116"><text:span text:style-name="T117">EDUCATION</text:span></text:p>
          </table:table-cell>
          <table:covered-table-cell>
            <text:p text:style-name="P118"/>
          </table:covered-table-cell>
          <table:covered-table-cell>
            <text:p text:style-name="P119"/>
          </table:covered-table-cell>
        </table:table-row>
        <table:table-row table:style-name="TableRow120">
          <table:table-cell table:style-name="TableCell121">
            <text:p text:style-name="P122"/>
            <text:h text:style-name="Heading3" text:outline-level="3"><text:span text:style-name="T123">National Institute of Technology</text:span><text:span text:style-name="T124">,<text:s/></text:span><text:span text:style-name="T125">Raipur —<text:s/></text:span><text:span text:style-name="T126">B. Tech. (CSE)</text:span></text:h>
            <text:h text:style-name="Heading3" text:outline-level="3"><text:span text:style-name="T127">JUNE 2011 – JUNE 2015</text:span></text:h>
            <text:h text:style-name="P128" text:outline-level="3">Grade: 6.96/10</text:h>
            <text:p text:style-name="P129"/>
            <text:p text:style-name="P130"><text:span text:style-name="T131">Jawahar Navodaya Vidyalaya</text:span><text:span text:style-name="T132">,<text:s/></text:span><text:span text:style-name="T133">Bilaspur —<text:s/></text:span><text:span text:style-name="T134">12th PCM</text:span></text:p>
            <text:p text:style-name="P135">JULY 2009 – APRIL 2010</text:p>
            <text:p text:style-name="P136">Grade: 72%</text:p>
            <text:p text:style-name="P137"/>
            <text:p text:style-name="P138"><text:span text:style-name="T139">Jawahar Navodaya Vidyalaya</text:span><text:span text:style-name="T140">,<text:s/></text:span><text:span text:style-name="T141">Bilaspur —<text:s/></text:span><text:span text:style-name="T142">10th</text:span></text:p>
            <text:p text:style-name="P143">JULY 2007 – APRIL 2008</text:p>
            <text:p text:style-name="P144"><text:span text:style-name="T145">Grade: 83.4%</text:span></text:p>
            <text:p text:style-name="P146"/>
          </table:table-cell>
          <table:covered-table-cell>
            <text:p text:style-name="P147"/>
          </table:covered-table-cell>
          <table:covered-table-cell>
            <text:p text:style-name="P148"/>
          </table:covered-table-cell>
        </table:table-row>
        <table:table-row table:style-name="TableRow149">
          <table:table-cell table:style-name="TableCell150">
            <text:p text:style-name="P151"/>
            <text:p text:style-name="P152"><text:span text:style-name="T153">PROFESSIONAL PROJECTS</text:span></text:p>
          </table:table-cell>
          <table:covered-table-cell>
            <text:p text:style-name="P154"/>
          </table:covered-table-cell>
          <table:covered-table-cell>
            <text:p text:style-name="P155"/>
          </table:covered-table-cell>
        </table:table-row>
        <table:table-row table:style-name="TableRow156">
          <table:table-cell table:style-name="TableCell157" table:number-rows-spanned="2">
            <text:p text:style-name="P158"/>
            <text:p text:style-name="P159"><text:span text:style-name="T160">ProConf</text:span><text:span text:style-name="T161">,</text:span><text:span text:style-name="T162"><text:s/></text:span><text:span text:style-name="T163">Meridian Data Migration —<text:s/></text:span><text:span text:style-name="T164">Mondelez International</text:span></text:p>
            <text:h text:style-name="Heading3" text:outline-level="3"><text:span text:style-name="T165">JUN 2017 – OCT 2017 @ Infosys Tech. Ltd.</text:span></text:h>
            <text:p text:style-name="P166">Migration of some plants related data from<text:s/>SIMANTIC IT Interspec’s database to Selerant DevEX PLM’s database.</text:p>
            <text:list text:style-name="LFO2" text:continue-numbering="true">
              <text:list-item>
                <text:p text:style-name="P167">Activities: Extraction, Transformation, and Migration followed by Retirement</text:p>
              </text:list-item>
              <text:list-item>
                <text:p text:style-name="P168">Responsibility: Requirement gathering, analysis, design, development (ETL), testing, client communication, team<text:s/>management</text:p>
              </text:list-item>
              <text:list-item>
                <text:p text:style-name="P169">Technologies: PL/SQL, Java and C#</text:p>
              </text:list-item>
            </text:list>
            <text:p text:style-name="P170"/>
            <text:p text:style-name="P171"><text:span text:style-name="T172">Volt</text:span><text:span text:style-name="T173"><text:s/>—<text:s/></text:span><text:span text:style-name="T174">Mondelez International</text:span></text:p>
            <text:h text:style-name="Heading3" text:outline-level="3"><text:span text:style-name="T175">SEP 2016 – MAY 2017 @ Infosys Tech. Ltd.</text:span></text:h>
            <text:p text:style-name="P176">Enhancement <text:s/>in existing <text:s/>features by implementing change request</text:p>
            <text:list text:style-name="LFO2" text:continue-numbering="true">
              <text:list-item>
                <text:p text:style-name="P177">Activities: Major &amp;<text:s/>minor <text:s/>change request development</text:p>
              </text:list-item>
              <text:list-item>
                <text:p text:style-name="P178">Responsibility: Development, testing, client communication</text:p>
              </text:list-item>
              <text:list-item>
                <text:p text:style-name="P179">Technologies: Python, Django, PL/SQL</text:p>
              </text:list-item>
            </text:list>
            <text:p text:style-name="P180"/>
            <text:p text:style-name="P181"><text:span text:style-name="T182">Meridian Retirement</text:span><text:span text:style-name="T183"><text:s/>—<text:s/></text:span><text:span text:style-name="T184">Kraft Foods</text:span></text:p>
            <text:h text:style-name="Heading3" text:outline-level="3"><text:span text:style-name="T185">DEC 2015 – AUG 2016</text:span></text:h>
            <text:p text:style-name="P186">Migration of the whole data from Meridian’s database to Oracle Agile PLM’s database.</text:p>
            <text:list text:style-name="LFO2" text:continue-numbering="true">
              <text:list-item>
                <text:p text:style-name="P187">Activities: Extraction, Transformation, and Migration followed by Retirement</text:p>
              </text:list-item>
              <text:list-item>
                <text:p text:style-name="P188">Responsibility: PL/SQL and console application programming</text:p>
              </text:list-item>
              <text:list-item>
                <text:p text:style-name="P189">Technologies: PL/SQL, Java and C#</text:p>
              </text:list-item>
            </text:list>
            <text:h text:style-name="P190" text:outline-level="3"/>
            <text:p text:style-name="Normal"/>
          </table:table-cell>
          <table:covered-table-cell>
            <text:p text:style-name="P191"/>
          </table:covered-table-cell>
          <table:covered-table-cell>
            <text:h text:style-name="P192" text:outline-level="3"/>
          </table:covered-table-cell>
        </table:table-row>
        <table:table-row table:style-name="TableRow193">
          <table:covered-table-cell>
            <text:p text:style-name="P194"/>
          </table:covered-table-cell>
          <table:covered-table-cell>
            <text:p text:style-name="P195"/>
          </table:covered-table-cell>
          <table:table-cell table:style-name="TableCell196">
            <text:p text:style-name="P197"><text:span text:style-name="T198">AWARDS</text:span></text:p>
            <text:p text:style-name="P199"/>
            <text:p text:style-name="P200">Insta Award – Infosys – Mar 2017</text:p>
            <text:p text:style-name="P201">Certification awarded in appreciation of exceeding the client’s expectations for the works assigned.</text:p>
            <text:p text:style-name="P202"/>
            <text:p text:style-name="P203">Insta Award – Infosys – Jul 2016</text:p>
            <text:p text:style-name="P204"><text:span text:style-name="T205">Certification awarded in appreciation of quickly learning INTERSPEC tool, helping the team to build database queries &amp; extraction process, hard-working, and dedicated nature.</text:span></text:p>
            <text:p text:style-name="P206"/>
            <text:p text:style-name="Normal"/>
          </table:table-cell>
        </table:table-row>
      </table:table>
      <text:p text:style-name="P207"/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soft-page-break/>
            <text:p text:style-name="P214">PERSONAL PROJECTS</text:p>
            <text:p text:style-name="P215"/>
          </table:table-cell>
          <table:table-cell table:style-name="TableCell216" table:number-rows-spanned="4"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</table:table-cell>
          <table:table-cell table:style-name="TableCell226">
            <text:p text:style-name="P227">LANGUAGE</text:p>
          </table:table-cell>
        </table:table-row>
        <table:table-row table:style-name="TableRow228">
          <table:table-cell table:style-name="TableCell229">
            <text:p text:style-name="P230"><text:span text:style-name="T231">Met-Office<text:s/></text:span></text:p>
            <text:p text:style-name="P232"><text:span text:style-name="T233">OCT 2017</text:span></text:p>
            <text:p text:style-name="P234"><text:span text:style-name="T235">Weather Facts &amp; Feature Visualization<text:s/></text:span><text:span text:style-name="T236">of various regions using data from</text:span><text:span text:style-name="T237"><text:s/></text:span><text:a xlink:href="https://www.metoffice.gov.uk/" office:target-frame-name="_top" xlink:show="replace"><text:span text:style-name="T238">metoffice.org.uk</text:span></text:a></text:p>
            <text:list text:style-name="LFO2" text:continue-numbering="true">
              <text:list-item>
                <text:p text:style-name="P239">Activities:<text:s/>Data<text:s/>Extraction<text:s/>(Automated),<text:s/>Cleaning,<text:s/>Transformation, and<text:s/>Data Projection<text:s/></text:p>
              </text:list-item>
              <text:list-item>
                <text:p text:style-name="P240">Responsibility:<text:s/>Full Stack Development</text:p>
              </text:list-item>
              <text:list-item>
                <text:p text:style-name="P241">Technologies: Python 3.6, Django 1.9, <text:s/>Django ORM, sqlite3 DB,<text:s/>JavaScript</text:p>
              </text:list-item>
              <text:list-item>
                <text:p text:style-name="P242"><text:span text:style-name="T243">Repository:<text:s/></text:span><text:s/><text:a xlink:href="https://github.com/toransahu/metoffice" office:target-frame-name="_top" xlink:show="replace"><text:span text:style-name="T244">https://github.com/toransahu/metoffice</text:span></text:a></text:p>
              </text:list-item>
            </text:list>
            <text:p text:style-name="P245"/>
          </table:table-cell>
          <table:covered-table-cell>
            <text:p text:style-name="P246"/>
          </table:covered-table-cell>
          <table:table-cell table:style-name="TableCell247" table:number-rows-spanned="2">
            <text:p text:style-name="P248"><text:span text:style-name="T249">English, Hindi</text:span></text:p>
          </table:table-cell>
        </table:table-row>
        <table:table-row table:style-name="TableRow250">
          <table:table-cell table:style-name="TableCell251">
            <text:p text:style-name="P252"><text:span text:style-name="T253">ACADEMIC PROJECTS</text:span></text:p>
          </table:table-cell>
          <table:covered-table-cell>
            <text:p text:style-name="P254"/>
          </table:covered-table-cell>
          <table:covered-table-cell>
            <text:p text:style-name="P255"/>
          </table:covered-table-cell>
        </table:table-row>
        <table:table-row table:style-name="TableRow256">
          <table:table-cell table:style-name="TableCell257">
            <text:p text:style-name="P258"><text:span text:style-name="T259">MS Excel Implementation of Regression Clustering<text:s/></text:span><text:span text:style-name="T260">—<text:s/></text:span><text:span text:style-name="T261">NIT, Raipur</text:span></text:p>
            <text:h text:style-name="P262" text:outline-level="3">JAN 2015 – APR 2015</text:h>
            <text:p text:style-name="P263">An Application Software for<text:s/>attribute prediction of the data present in Excel file with minimal error estimation using regression clustering.</text:p>
            <text:list text:style-name="LFO2" text:continue-numbering="true">
              <text:list-item>
                <text:p text:style-name="P264">Algorithm: Clustering (K-Means), Regression</text:p>
              </text:list-item>
              <text:list-item>
                <text:p text:style-name="P265">Technologies: Python3, MySQL, Scikit-Learn, XlsxWriter, Data Mining, Machine Learning</text:p>
              </text:list-item>
              <text:list-item>
                <text:p text:style-name="P266"><text:span text:style-name="T267">Repository:<text:s/></text:span><text:s/><text:bookmark-start text:name="_Hlt502930783"/><text:bookmark-start text:name="_Hlt502930784"/><text:span text:style-name="T268">https://github.com/toransahu/</text:span><text:a xlink:href="https://github.com/toransahu/regression-clustering" office:target-frame-name="_top" xlink:show="replace"><text:span text:style-name="T269">regression-clustering</text:span></text:a><text:bookmark-end text:name="_Hlt502930783"/><text:bookmark-end text:name="_Hlt502930784"/></text:p>
              </text:list-item>
            </text:list>
            <text:p text:style-name="P270"/>
            <text:p text:style-name="P271"><text:span text:style-name="T272">Data Fragme</text:span><text:span text:style-name="T273">ntation for given Cluster Centers</text:span><text:span text:style-name="T274"><text:s/></text:span><text:span text:style-name="T275">—<text:s/></text:span><text:span text:style-name="T276">NIT, Raipur</text:span></text:p>
            <text:h text:style-name="Heading3" text:outline-level="3"><text:span text:style-name="T277">JUL 2014 – DEC 2014</text:span></text:h>
            <text:p text:style-name="P278">An Application Software for fragmentation of the data present in Excel file according to given cluster centers.</text:p>
            <text:list text:style-name="LFO2" text:continue-numbering="true">
              <text:list-item>
                <text:p text:style-name="P279">Algorithm: K-Means</text:p>
              </text:list-item>
              <text:list-item>
                <text:p text:style-name="P280">Technologies: Java2, MySQL</text:p>
              </text:list-item>
            </text:list>
            <text:p text:style-name="P281"/>
            <text:p text:style-name="P282"><text:span text:style-name="T283">Library Management System<text:s/></text:span><text:span text:style-name="T284">—<text:s/></text:span><text:span text:style-name="T285">NIT, Raipur</text:span></text:p>
            <text:h text:style-name="Heading3" text:outline-level="3"><text:span text:style-name="T286">JAN 2013 – MAR 2013</text:span></text:h>
            <text:p text:style-name="P287">An Application Software made in Java2 to manage the college library system.</text:p>
            <text:p text:style-name="P288"><text:span text:style-name="T289">Technologies: Java2, MySQL</text:span></text:p>
          </table:table-cell>
          <table:covered-table-cell>
            <text:p text:style-name="P290"/>
          </table:covered-table-cell>
          <table:table-cell table:style-name="TableCell291">
            <text:p text:style-name="P292"/>
          </table:table-cell>
        </table:table-row>
      </table:table>
      <text:p text:style-name="P293"/>
      <text:p text:style-name="P294"/>
      <text:p text:style-name="P295"/>
      <text:p text:style-name="P296"/>
      <text:p text:style-name="P297"/>
      <text:p text:style-name="P2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ubtitle" style:display-name="Subtitle" style:family="paragraph" style:parent-style-name="Normal" style:next-style-name="Normal">
      <style:paragraph-properties fo:widows="0" fo:orphans="0" fo:border="0.0034in solid #FFFFFF" fo:padding="0.4305in" style:shadow="#000000 0.0034in 0.0034in" fo:margin-bottom="0in" fo:line-height="115%" fo:margin-right="0.2083in"/>
      <style:text-properties style:font-name="Open Sans" style:font-name-asian="Open Sans" style:font-name-complex="Open Sans" fo:color="#000000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ubtitleChar" style:display-name="Subtitle Char" style:family="text" style:parent-style-name="DefaultParagraphFont">
      <style:text-properties style:font-name="Open Sans" style:font-name-asian="Open Sans" style:font-name-complex="Open Sans" fo:color="#000000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fo:font-size="12pt" style:font-size-asian="12pt" style:font-size-complex="12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style:font-name-asian="Merriweather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1in" fo:margin-left="1in" fo:margin-bottom="0.139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2in"/>
      </style:header-style>
      <style:footer-style>
        <style:header-footer-properties style:dynamic-spacing="true" fo:min-height="0.2416in"/>
      </style:footer-style>
    </style:page-layout>
    <style:style style:name="P8" style:parent-style-name="Header" style:family="paragraph">
      <style:paragraph-properties fo:text-align="end"/>
    </style:style>
    <style:style style:name="T9" style:parent-style-name="DefaultParagraphFont" style:family="text">
      <style:text-properties fo:font-size="8pt" style:font-size-asian="8pt" style:font-size-complex="8pt"/>
    </style:style>
    <style:style style:name="P10" style:parent-style-name="Header" style:family="paragraph">
      <style:paragraph-properties fo:text-align="justify" fo:margin-left="-0.5909in">
        <style:tab-stops>
          <style:tab-stop style:type="left" style:position="5.4875in"/>
          <style:tab-stop style:type="left" style:position="5.5534in"/>
        </style:tab-stops>
      </style:paragraph-properties>
    </style:style>
    <style:style style:name="T11" style:parent-style-name="DefaultParagraphFont" style:family="text">
      <style:text-properties fo:font-size="8pt" style:font-size-asian="8pt" style:font-size-complex="8pt"/>
    </style:style>
    <style:style style:name="T12" style:parent-style-name="DefaultParagraphFont" style:family="text">
      <style:text-properties fo:font-size="8pt" style:font-size-asian="8pt" style:font-size-complex="8pt"/>
    </style:style>
    <number:date-style style:name="N13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P8"><text:span text:style-name="T9"><text:page-number text:fixed="false">1</text:page-number></text:span></text:p>
      </style:header>
      <style:footer>
        <text:p text:style-name="P10"><text:span text:style-name="T11">toran.sahu@yahoo.com <text:s text:c="156"/>Last updated:<text:s/></text:span><text:span text:style-name="T12"><text:date style:data-style-name="N13">January 5, 2018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ran Sahu</meta:initial-creator>
    <dc:creator>Toran Sahu</dc:creator>
    <meta:creation-date>2017-08-09T16:32:00Z</meta:creation-date>
    <dc:date>2018-01-05T10:21:00Z</dc:date>
    <meta:print-date>2017-12-07T06:49:00Z</meta:print-date>
    <meta:template xlink:href="Normal" xlink:type="simple"/>
    <meta:editing-cycles>43</meta:editing-cycles>
    <meta:editing-duration>PT22140S</meta:editing-duration>
    <meta:document-statistic meta:page-count="2" meta:paragraph-count="8" meta:word-count="654" meta:character-count="4376" meta:row-count="31" meta:non-whitespace-character-count="3730"/>
  </office:meta>
</office:document-meta>
</file>